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normal" fo:font-family="Arial" style:font-family-asian="Arial" style:font-family-complex="Arial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8.00pt" fo:font-weight="normal" fo:font-family="Arial" style:font-family-asian="Arial" style:font-family-complex="Arial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9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11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13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15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17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19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22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6.00pt" fo:font-weight="bold" fo:font-family="Arial" style:font-family-asian="Arial" style:font-family-complex="Arial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8" style:family="text">
      <style:text-properties fo:font-size="12.00pt" fo:font-weight="normal" fo:font-family="Arial" style:font-family-asian="Arial" style:font-family-complex="Arial" fo:background-color="transparent" style:use-window-font-color="true" fo:font-style="italic"/>
    </style:style>
    <style:style style:name="T2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0" style:family="text">
      <style:text-properties fo:font-size="12.00pt" fo:font-weight="normal" fo:font-family="Arial" style:font-family-asian="Arial" style:font-family-complex="Arial" fo:background-color="transparent" style:use-window-font-color="true" fo:font-style="italic"/>
    </style:style>
    <style:style style:name="T3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4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4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5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76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7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83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8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8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9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9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9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10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1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11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1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122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12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12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13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13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3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4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15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60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161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62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16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169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17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17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7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17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7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18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8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8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8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8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8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8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8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8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90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19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9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9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19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9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98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199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02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20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0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209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21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1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21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21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1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22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2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2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2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2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2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2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2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2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3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3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3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3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3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3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3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23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4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4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4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45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2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7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24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4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1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252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25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5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6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25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5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0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26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6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4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26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6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6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6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6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7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7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7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7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7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6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27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7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7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8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8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8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8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8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8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8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8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8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8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9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9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9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9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9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9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9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9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9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29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0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2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303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3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5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30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0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9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310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31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1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4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31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7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31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0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32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2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23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24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2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2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2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28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2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3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3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32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4" style:family="text">
      <style:text-properties fo:font-size="12.00pt" fo:font-weight="bold" fo:font-family="Arial" style:font-family-asian="Arial" style:font-family-complex="Arial" fo:background-color="transparent" style:use-window-font-color="true" fo:font-style="italic"/>
    </style:style>
    <style:style style:name="T335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36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337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center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/>
    </style:style>
    <text:list-style style:name="L6">
      <text:list-level-style-number text:level="1" style:num-suffix="." style:num-format="1">
        <style:list-level-properties text:space-before="0.00pt" text:min-label-width="18.00pt"/>
      </text:list-level-style-number>
    </text:list-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center"/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center"/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center"/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center"/>
    </style:style>
    <style:style style:name="P15" style:family="paragraph">
      <style:paragraph-properties fo:line-height="100.00%" fo:text-align="left"/>
    </style:style>
    <text:list-style style:name="L16">
      <text:list-level-style-number text:level="1" style:num-suffix="." style:num-format="1">
        <style:list-level-properties text:space-before="0.00pt" text:min-label-width="18.00pt"/>
      </text:list-level-style-number>
    </text:list-style>
    <style:style style:name="P16" style:family="paragraph">
      <style:paragraph-properties fo:line-height="100.00%" fo:text-align="left" fo:margin-left="-18.00pt" fo:text-indent="18.00pt"/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center"/>
    </style:style>
    <style:style style:name="P19" style:family="paragraph">
      <style:paragraph-properties fo:line-height="100.00%" fo:text-align="left"/>
    </style:style>
    <text:list-style style:name="L20">
      <text:list-level-style-number text:level="1" style:num-suffix="." style:num-format="1">
        <style:list-level-properties text:space-before="0.00pt" text:min-label-width="18.00pt"/>
      </text:list-level-style-number>
    </text:list-style>
    <style:style style:name="P20" style:family="paragraph">
      <style:paragraph-properties fo:line-height="100.00%" fo:text-align="left" fo:margin-left="-18.00pt" fo:text-indent="18.00pt"/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center"/>
    </style:style>
    <style:style style:name="P23" style:family="paragraph">
      <style:paragraph-properties fo:line-height="100.00%" fo:text-align="left"/>
    </style:style>
  </office:automatic-styles>
  <office:body>
    <office:text>
      <text:p text:style-name="P1"><text:span text:style-name="T1">У н и в е р з и т е т<text:s text:c="3"/>у<text:s text:c="3"/>Б е о г р а д у</text:span></text:p>
      <text:p text:style-name="P1"><text:span text:style-name="T1">Математички факултет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3">INFORMACIONI SISTEMI</text:span></text:p>
      <text:p text:style-name="P1"><text:span text:style-name="T4"/></text:p>
      <text:p text:style-name="P1"><text:span text:style-name="T5">Tema:</text:span></text:p>
      <text:p text:style-name="P1"><text:span text:style-name="T5">Turisti</text:span><text:span text:style-name="T6">čka agencija</text:span></text:p>
      <text:p text:style-name="P1"><text:span text:style-name="T7"/></text:p>
      <text:p text:style-name="P1"><text:span text:style-name="T7"/></text:p>
      <text:p text:style-name="P1"><text:span text:style-name="T7"/></text:p>
      <text:p text:style-name="P2"><text:span text:style-name="T8">U</text:span><text:span text:style-name="T9">česnici: </text:span></text:p>
      <text:p text:style-name="P2"><text:span text:style-name="T10">-Kristina Stanojevi</text:span><text:span text:style-name="T11">ć</text:span></text:p>
      <text:p text:style-name="P2"><text:span text:style-name="T12">-Radoje Vuja</text:span><text:span text:style-name="T13">šović</text:span></text:p>
      <text:p text:style-name="P2"><text:span text:style-name="T14">-Sa</text:span><text:span text:style-name="T15">ša Cvetković</text:span></text:p>
      <text:p text:style-name="P2"><text:span text:style-name="T16">-Vojkan Cvijovi</text:span><text:span text:style-name="T17">ć</text:span></text:p>
      <text:p text:style-name="P2"><text:span text:style-name="T18">-Aleksandar Mileti</text:span><text:span text:style-name="T19">ć </text:span></text:p>
      <text:p text:style-name="P2"><text:span text:style-name="T20"/></text:p>
      <text:p text:style-name="P2"><text:span text:style-name="T21">Profesor: Sa</text:span><text:span text:style-name="T22">ša Malkov</text:span></text:p>
      <text:p text:style-name="P2"><text:span text:style-name="T23"/></text:p>
      <text:p text:style-name="P3"><text:span text:style-name="T23">2017/2018</text:span></text:p>
      <text:p text:style-name="P3"><text:span text:style-name="T23"/></text:p>
      <text:p text:style-name="P4"><text:span text:style-name="T23"/></text:p>
      <text:p text:style-name="P4"><text:span text:style-name="T23"/></text:p>
      <text:p text:style-name="P4"><text:span text:style-name="T23"/></text:p>
      <text:p text:style-name="P4"><text:span text:style-name="T23"/></text:p>
      <text:p text:style-name="P4"><text:span text:style-name="T23"/></text:p>
      <text:p text:style-name="P4"><text:span text:style-name="T23"/></text:p>
      <text:p text:style-name="P4"><text:span text:style-name="T23"/></text:p>
      <text:p text:style-name="P4"><text:span text:style-name="T24"><text:tab/><text:tab/>Analiza sistema:</text:span></text:p>
      <text:p text:style-name="P4"><text:span text:style-name="T25"/></text:p>
      <text:p text:style-name="P4"><text:span text:style-name="T26"><text:tab/>Turisti</text:span><text:span text:style-name="T27">čke agencije zahtevaju informacioni sistem kome treba posvetiti posebnu pažnju kako bi on bio odgovarajući. Procesi koji postoje u sklopu jedne turističke agencije su veoma složeni najpre zbog toga mora postojati interakcija između turističke agencije i prevoznika kao i turističe agencije i službe smeštaja, a takođe zbog različitih tipova aranžmana koji mogu da budu u ponudi jedne turističke agencije (kako individualnih, tako grupnih aranžmana, ekskurzija ...). Zadatak koji želimo da ispunimo jeste moguće unapređenje postojećih sistema i dodavanje nekih procesa poput<text:s/></text:span><text:span text:style-name="T28">otkazivanja rezervacije preko sajta<text:s/></text:span><text:span text:style-name="T29">koji nije tako čest u praksi</text:span><text:span text:style-name="T30">. </text:span></text:p>
      <text:p text:style-name="P4"><text:span text:style-name="T31"><text:tab/>Ovaj rad je izra</text:span><text:span text:style-name="T32">đen za kurs "Informacioni sistemi" na prvoj godini master studija Matematičkog fakulteta na studijskom programu "Informatika".</text:span></text:p>
      <text:p text:style-name="P4"><text:span text:style-name="T33"/></text:p>
      <text:p text:style-name="P4"><text:span text:style-name="T34"><text:tab/>U nastavku detaljnije<text:s/></text:span><text:span text:style-name="T35">ćemo opisati kako funkcionise turistička agencija sa svim akterima u njoj kao i sam informacioni sistem turističke agencije.</text:span></text:p>
      <text:p text:style-name="P4"><text:span text:style-name="T36"/></text:p>
      <text:p text:style-name="P4"><text:span text:style-name="T36"/></text:p>
      <text:p text:style-name="P4"><text:span text:style-name="T37">//Ovde ide kratki opis rada turisti</text:span><text:span text:style-name="T38">čke agencije itd.</text:span></text:p>
      <text:p text:style-name="P4"><text:span text:style-name="T39"/></text:p>
      <text:p text:style-name="P4"><text:span text:style-name="T40"><text:s/></text:span></text:p>
      <text:p text:style-name="P4"><text:span text:style-name="T41"/></text:p>
      <text:p text:style-name="P4"><text:span text:style-name="T41"/></text:p>
      <text:p text:style-name="P4"><text:span text:style-name="T41"/></text:p>
      <text:p text:style-name="P4"><text:span text:style-name="T41"/></text:p>
      <text:p text:style-name="P4"><text:span text:style-name="T41"/></text:p>
      <text:p text:style-name="P5"><text:span text:style-name="T41"/></text:p>
      <text:p text:style-name="P5"><text:span text:style-name="T42">Slucaj upotrebe:</text:span><text:span text:style-name="T43"/></text:p>
      <text:list text:style-name="L6">
        <text:list-item>
          <text:p text:style-name="P6"><text:span text:style-name="T43">biranje aran</text:span><text:span text:style-name="T44">žmana</text:span></text:p>
        </text:list-item>
        <text:list-item>
          <text:p text:style-name="P6"><text:span text:style-name="T45">rezervacija aran</text:span><text:span text:style-name="T46">žmana preko sajta<text:s text:c="3"/><text:tab/><text:tab/><text:s text:c="3"/>(gotova prva ruka)</text:span></text:p>
        </text:list-item>
        <text:list-item>
          <text:p text:style-name="P6"><text:span text:style-name="T47">rezervacija aran</text:span><text:span text:style-name="T48">žmana u agenciji na šalteru<text:s text:c="6"/>(gotova prva ruka)</text:span></text:p>
        </text:list-item>
        <text:list-item>
          <text:p text:style-name="P6"><text:span text:style-name="T49">otkazivanje rezervacije u agenciji na<text:s/></text:span><text:span text:style-name="T50">šalteru<text:s text:c="6"/>(gotova prva ruka)</text:span></text:p>
        </text:list-item>
        <text:list-item>
          <text:p text:style-name="P6"><text:span text:style-name="T51">otkazivanje rezervacije preko sajta<text:s text:c="3"/><text:tab/><text:tab/> (gotova prva ruka)</text:span></text:p>
        </text:list-item>
        <text:list-item>
          <text:p text:style-name="P6"><text:span text:style-name="T51">refundiranje upla</text:span><text:span text:style-name="T52">ćenog novca<text:tab/><text:tab/><text:tab/> (kad se klijentu vraća novac)</text:span></text:p>
        </text:list-item>
        <text:list-item>
          <text:p text:style-name="P6"><text:span text:style-name="T53">dodavanje novog aran</text:span><text:span text:style-name="T54">žmana u ponudu<text:s text:c="5"/><text:tab/>(gotova prva ruka)</text:span></text:p>
        </text:list-item>
        <text:list-item>
          <text:p text:style-name="P6"><text:span text:style-name="T55">odobravanje aran</text:span><text:span text:style-name="T56">žmana <text:tab/><text:tab/><text:tab/><text:tab/><text:s text:c="2"/>(gotova prva ruka)</text:span></text:p>
        </text:list-item>
        <text:list-item>
          <text:p text:style-name="P6"><text:span text:style-name="T57">izmena informacija o aran</text:span><text:span text:style-name="T58">žmanu</text:span></text:p>
        </text:list-item>
        <text:list-item>
          <text:p text:style-name="P6"><text:span text:style-name="T59">provera raspolo</text:span><text:span text:style-name="T60">živosti smeštaja</text:span></text:p>
        </text:list-item>
        <text:list-item>
          <text:p text:style-name="P6"><text:span text:style-name="T61">provera raspolo</text:span><text:span text:style-name="T62">živosti prevoznih sredstava</text:span></text:p>
        </text:list-item>
        <text:list-item>
          <text:p text:style-name="P6"><text:span text:style-name="T63">registracija sme</text:span><text:span text:style-name="T64">štaja</text:span></text:p>
        </text:list-item>
        <text:list-item>
          <text:p text:style-name="P6"><text:span text:style-name="T65">registracija prevoza</text:span></text:p>
        </text:list-item>
        <text:list-item>
          <text:p text:style-name="P6"><text:span text:style-name="T65">pla</text:span><text:span text:style-name="T66">ćanje smeštaja<text:s text:c="3"/>(turisticka daje pare)</text:span></text:p>
        </text:list-item>
        <text:list-item>
          <text:p text:style-name="P6"><text:span text:style-name="T67">pla</text:span><text:span text:style-name="T68">ćanje prevoza<text:s text:c="3"/>(turisticka daje pare)</text:span></text:p>
        </text:list-item>
        <text:list-item>
          <text:p text:style-name="P6"><text:span text:style-name="T69">pla</text:span><text:span text:style-name="T70">ćanje aranžmana blagajniku<text:s text:c="8"/>(gotovo)</text:span></text:p>
        </text:list-item>
        <text:list-item>
          <text:p text:style-name="P6"><text:span text:style-name="T71">organizovanje turisti</text:span><text:span text:style-name="T72">čkih vodiča</text:span></text:p>
        </text:list-item>
        <text:list-item>
          <text:p text:style-name="P6"><text:span text:style-name="T73">obrada rezervacija<text:line-break/></text:span></text:p>
        </text:list-item>
        <text:list-item>
          <text:p text:style-name="P6"><text:span text:style-name="T73">organizacija individualnih putovanja<text:s text:c="3"/>?</text:span></text:p>
        </text:list-item>
        <text:list-item>
          <text:p text:style-name="P6"><text:span text:style-name="T73">organizacija grupnih putovanja<text:s text:c="12"/>?</text:span></text:p>
        </text:list-item>
        <text:list-item>
          <text:p text:style-name="P6"><text:span text:style-name="T73">organizacija ekskurzija<text:s text:c="25"/>?</text:span></text:p>
        </text:list-item>
      </text:list>
      <text:p text:style-name="P7"><text:span text:style-name="T74"/></text:p>
      <text:p text:style-name="P7"><text:span text:style-name="T74"/></text:p>
      <text:p text:style-name="P7"><text:span text:style-name="T74"/></text:p>
      <text:p text:style-name="P7"><text:span text:style-name="T74"/></text:p>
      <text:p text:style-name="P8"><text:span text:style-name="T75">2. Rezervacija aran</text:span><text:span text:style-name="T76">žmana preko sajta:</text:span></text:p>
      <text:p text:style-name="P9"><text:span text:style-name="T77"/></text:p>
      <text:p text:style-name="P9"><text:span text:style-name="T78">1)Kratak opis:</text:span></text:p>
      <text:p text:style-name="P9"><text:span text:style-name="T79">Rezervacija aran</text:span><text:span text:style-name="T80">žmana preko sajta je slučaj upotrebe u kome se formalizuje način na koji klijent rezerviše određeni aranžman koji postoji u okviru svih ponuda turističke agencije. U rezervaciji aranžmana učestvuje klijent. Klijent bira željeni aranžman od svih ponuđenih na sajtu agencije. Klijent popunjava formular o dodatnim infomacijama vezanim za aranžman i formular o ličnim podacima. Klijent šalje zahtev o rezervaciji aranžmana. Klijent automatski dobija informaciju o uspešnom ili neuspešnom rezervisanju.</text:span></text:p>
      <text:p text:style-name="P9"><text:span text:style-name="T81"/></text:p>
      <text:p text:style-name="P9"><text:span text:style-name="T82">2)U</text:span><text:span text:style-name="T83">česnici:</text:span></text:p>
      <text:p text:style-name="P9"><text:span text:style-name="T84">Klijent.</text:span></text:p>
      <text:p text:style-name="P9"><text:span text:style-name="T85"/></text:p>
      <text:p text:style-name="P9"><text:span text:style-name="T86">3)Preduslovi:</text:span></text:p>
      <text:p text:style-name="P9"><text:span text:style-name="T87">Aran</text:span><text:span text:style-name="T88">žman koji bira klijent postoji na sajtu u ponudi turističke agencije. Sajt za rezervaciju je dostupan i ispravan za rezervisanje aranžmana. </text:span></text:p>
      <text:p text:style-name="P9"><text:span text:style-name="T89"/></text:p>
      <text:p text:style-name="P9"><text:span text:style-name="T90">4)Postuslovi:</text:span></text:p>
      <text:p text:style-name="P9"><text:span text:style-name="T91">Evidentirana je rezervacija. U slu</text:span><text:span text:style-name="T92">čaju uspešne rezervacije ažurirano je stanje slobodnih mesta na tom aranžmanu. U svakom slučaju klijent je obavešten o uspešnosti rezervacije aranžmana.</text:span></text:p>
      <text:p text:style-name="P9"><text:span text:style-name="T93"/></text:p>
      <text:p text:style-name="P9"><text:span text:style-name="T94">5)Osnovni tok:</text:span></text:p>
      <text:p text:style-name="P9"><text:span text:style-name="T95"><text:tab/>1. Korisnik pose</text:span><text:span text:style-name="T96">ćuje sajt turističke agencije.</text:span></text:p>
      <text:p text:style-name="P9"><text:span text:style-name="T97"><text:tab/>2. Korisnik u formular upisuje broj dana i<text:s/></text:span><text:span text:style-name="T98">željeni vremenski period putovanja.</text:span></text:p>
      <text:p text:style-name="P9"><text:span text:style-name="T99"><text:tab/>3. Korisnik bira tip aran</text:span><text:span text:style-name="T100">žmana (grupno, individualno putovanje).</text:span></text:p>
      <text:p text:style-name="P9"><text:span text:style-name="T101"><text:tab/>4. Sistem nudi sve ponude u zavisnosti od prethodno unetih kriterijuma.</text:span></text:p>
      <text:p text:style-name="P9"><text:span text:style-name="T101"><text:tab/>5. Korisnik bira jedan od ponu</text:span><text:span text:style-name="T102">đenih aranžmana.</text:span></text:p>
      <text:p text:style-name="P9"><text:span text:style-name="T103"><text:tab/>6. Korisnik potvr</text:span><text:span text:style-name="T104">đuje svoj izbor za rezervaciju.</text:span></text:p>
      <text:p text:style-name="P9"><text:span text:style-name="T105"><text:tab/>7. Sistem evidentira unetu rezervaciju.</text:span></text:p>
      <text:p text:style-name="P9"><text:span text:style-name="T105"><text:tab/>8. Sistem obave</text:span><text:span text:style-name="T106">štava korisnika o uspešnosti rezervacije.</text:span></text:p>
      <text:p text:style-name="P9"><text:span text:style-name="T107"/></text:p>
      <text:p text:style-name="P9"><text:span text:style-name="T108">6)Alternativni tokovi:</text:span></text:p>
      <text:p text:style-name="P9"><text:span text:style-name="T109"><text:tab/>4. Ne postoji ponuda za date kriterijume: Klijent menja kriterijume pretrage aran</text:span><text:span text:style-name="T110">žmana ili <text:tab/>odustaje. Slučaj upotrebe vraća se na korak 2 ili u slučaju odustanka slučaj upotrebe se <text:tab/>završava.</text:span></text:p>
      <text:p text:style-name="P9"><text:span text:style-name="T111"><text:tab/>7. U slu</text:span><text:span text:style-name="T112">čaju da rezervacija nije uspešno prošla zbog nedostatka mesta za taj aranžman ili <text:tab/>neažuriranog stanja na sajtu sistem obaveštava klijenta da ta rezervacija nije uspešna. Slučaj <text:tab/>upotrebe se vraća na 4.</text:span></text:p>
      <text:p text:style-name="P9"><text:span text:style-name="T113"/></text:p>
      <text:p text:style-name="P9"><text:span text:style-name="T113"/></text:p>
      <text:p text:style-name="P9"><text:span text:style-name="T113"/></text:p>
      <text:p text:style-name="P9"><text:span text:style-name="T113"/></text:p>
      <text:p text:style-name="P10"><text:span text:style-name="T114">3. Rezervacija aran</text:span><text:span text:style-name="T115">žmana na šalteru u agenciji </text:span></text:p>
      <text:p text:style-name="P10"><text:span text:style-name="T116"/></text:p>
      <text:p text:style-name="P11"><text:span text:style-name="T117">1)Kratak opis:</text:span></text:p>
      <text:p text:style-name="P11"><text:span text:style-name="T118">Rezervacija aran</text:span><text:span text:style-name="T119">žmana na šalteru u agenciji je slučaj upotrebe u kome se formalizuje način na koji klijent rezerviše određeni aranžman koji postoji u okviru svih ponuda turističke agencije. U rezervaciji aranžmana učestvuje klijent i šalterski službenik. Klijent bira željeni aranžman od svih ponuđenih od strane zaposlenog. Klijent daje informacije šalterskom službeniku. Šalterski službenik unosi dobijenu rezervaciju.</text:span></text:p>
      <text:p text:style-name="P11"><text:span text:style-name="T120"/></text:p>
      <text:p text:style-name="P11"><text:span text:style-name="T121">2)U</text:span><text:span text:style-name="T122">česnici:</text:span></text:p>
      <text:p text:style-name="P11"><text:span text:style-name="T123">Klijent i<text:s/></text:span><text:span text:style-name="T124">šalterski službenik.</text:span></text:p>
      <text:p text:style-name="P11"><text:span text:style-name="T125"/></text:p>
      <text:p text:style-name="P11"><text:span text:style-name="T126">3)Preduslovi:</text:span></text:p>
      <text:p text:style-name="P11"><text:span text:style-name="T127">Šalterski službenik je obučen za rad sa informacionim sistemom turističke agencije.</text:span></text:p>
      <text:p text:style-name="P11"><text:span text:style-name="T128"/></text:p>
      <text:p text:style-name="P11"><text:span text:style-name="T129">4)Postuslovi:</text:span></text:p>
      <text:p text:style-name="P11"><text:span text:style-name="T130">U slu</text:span><text:span text:style-name="T131">čaju da je klijent izabrao aranžman ona je uspešno evidentirana i ažurirano je stanje slobodnih mesta na aranžmanu. </text:span></text:p>
      <text:p text:style-name="P11"><text:span text:style-name="T132"/></text:p>
      <text:p text:style-name="P11"><text:span text:style-name="T133">5)Osnovni tok:</text:span></text:p>
      <text:p text:style-name="P11"><text:span text:style-name="T134"><text:tab/>1. Klijent dolazi za<text:s/></text:span><text:span text:style-name="T135">šalter turističke agencije.</text:span></text:p>
      <text:p text:style-name="P11"><text:span text:style-name="T136"><text:tab/>2. Klijent iznosi svoje<text:s/></text:span><text:span text:style-name="T137">želje šaletskom službeniku o potencijalnom aranžmanu.</text:span></text:p>
      <text:p text:style-name="P11"><text:span text:style-name="T138"><text:tab/>3.<text:s/></text:span><text:span text:style-name="T139">Šalterski službenik unosi želje klijenta u sistem.</text:span></text:p>
      <text:p text:style-name="P11"><text:span text:style-name="T140"><text:tab/>4. Sistem vra</text:span><text:span text:style-name="T141">ća šalterskom službeniku adekvatne aranžmane iz ponuda turističke agencije.</text:span></text:p>
      <text:p text:style-name="P11"><text:span text:style-name="T142"><text:tab/>5.<text:s/></text:span><text:span text:style-name="T143">Šalterski službenik obaveštava klijenta o stanju ponuda.</text:span></text:p>
      <text:p text:style-name="P11"><text:span text:style-name="T144"><text:tab/>6. Klijent bira jedan aran</text:span><text:span text:style-name="T145">žman.</text:span></text:p>
      <text:p text:style-name="P11"><text:span text:style-name="T146"><text:tab/>7.<text:s/></text:span><text:span text:style-name="T147">Šalterski službenik evidentira rezervaciju za izabrani aranžman.</text:span></text:p>
      <text:p text:style-name="P11"><text:span text:style-name="T148"><text:tab/>8. Sistem a</text:span><text:span text:style-name="T149">žurira stanje na sistemu.</text:span></text:p>
      <text:p text:style-name="P11"><text:span text:style-name="T150"/></text:p>
      <text:p text:style-name="P11"><text:span text:style-name="T151">6)Alternativni tokovi:</text:span></text:p>
      <text:p text:style-name="P11"><text:span text:style-name="T152"><text:tab/>4. Ne postoji ni jedan aran</text:span><text:span text:style-name="T153">žman za unete kriterijume: Šalterski službenik obaveštava <text:tab/>klijenta. Slučaj upotrebe se vraća na korak 2 ili se završava u slučaju odustajanja.</text:span></text:p>
      <text:p text:style-name="P11"><text:span text:style-name="T154"><text:tab/>6. Klijent odustaje od izbora aran</text:span><text:span text:style-name="T155">žmana. Slučaj upotrebe se završava.</text:span></text:p>
      <text:p text:style-name="P11"><text:span text:style-name="T156"><text:tab/>7. Rezervacija nije uspela zbog nedostatka mesta za taj aran</text:span><text:span text:style-name="T157">žman. Slučaj upotrebe se vraća <text:tab/>na korak 5.</text:span></text:p>
      <text:p text:style-name="P11"><text:span text:style-name="T158"/></text:p>
      <text:p text:style-name="P12"><text:span text:style-name="T159">14</text:span><text:span text:style-name="T160">.<text:s/></text:span><text:span text:style-name="T161">Pla</text:span><text:span text:style-name="T162">ćanje aranžmana blagajniku</text:span></text:p>
      <text:p text:style-name="P12"><text:span text:style-name="T163"/></text:p>
      <text:p text:style-name="P13"><text:span text:style-name="T164">1)Kratak opis:</text:span></text:p>
      <text:p text:style-name="P13"><text:span text:style-name="T165">Pla</text:span><text:span text:style-name="T166">ćanje aranžmana blagajniku u agenciji je slučaj upotrebe u kome se formalizuje način na koji klijent plaća izabrani aranžman. U ovom slučaju upotrebe učestvuje klijent i blagajnik. Klijent vrši uplatu za već postojaću rezervaciju. Blagajnik evidentira uplatu i izdaje klijentu potvrdu o uplati.</text:span></text:p>
      <text:p text:style-name="P13"><text:span text:style-name="T167"/></text:p>
      <text:p text:style-name="P13"><text:span text:style-name="T168">2)U</text:span><text:span text:style-name="T169">česnici:</text:span></text:p>
      <text:p text:style-name="P13"><text:span text:style-name="T170">Klijent i blagajnik.</text:span></text:p>
      <text:p text:style-name="P13"><text:span text:style-name="T171"/></text:p>
      <text:p text:style-name="P13"><text:span text:style-name="T172">3)Preduslovi:</text:span></text:p>
      <text:p text:style-name="P13"><text:span text:style-name="T173">Blagajnik je obu</text:span><text:span text:style-name="T174">čen za rad. Klijent mora imati rezervaciju pre uplaćivanja novca. Klijent ima dovoljno novca za svoj aranžman.</text:span></text:p>
      <text:p text:style-name="P13"><text:span text:style-name="T175"/></text:p>
      <text:p text:style-name="P13"><text:span text:style-name="T176">4)Postuslovi:</text:span></text:p>
      <text:p text:style-name="P13"><text:span text:style-name="T177">Sistem je a</text:span><text:span text:style-name="T178">žurirao stanje na sistemu.</text:span></text:p>
      <text:p text:style-name="P13"><text:span text:style-name="T179"/></text:p>
      <text:p text:style-name="P13"><text:span text:style-name="T180">5)Osnovni tok:</text:span></text:p>
      <text:p text:style-name="P13"><text:span text:style-name="T180"><text:tab/></text:span><text:span text:style-name="T181">1. Klijent dolazi na<text:s/></text:span><text:span text:style-name="T182">šalter blagajne turističke agencije.</text:span></text:p>
      <text:p text:style-name="P13"><text:span text:style-name="T183"><text:tab/>2. Klijent obave</text:span><text:span text:style-name="T184">štava blagajnika za koju rezervaciju želi da izvrši uplatu.</text:span></text:p>
      <text:p text:style-name="P13"><text:span text:style-name="T185"><text:tab/>3. Blagajnik proverava rezervaciju klijenta.</text:span></text:p>
      <text:p text:style-name="P13"><text:span text:style-name="T185"><text:tab/>4. Blagajnik obave</text:span><text:span text:style-name="T186">štava klijenta o novčanom iznosu za uplatu.</text:span></text:p>
      <text:p text:style-name="P13"><text:span text:style-name="T187"><text:tab/>5. Klijent vr</text:span><text:span text:style-name="T188">ši uplatu.</text:span></text:p>
      <text:p text:style-name="P13"><text:span text:style-name="T189"><text:tab/>6. Blagajnik evidentira uplatu i unosi je u sistem.</text:span></text:p>
      <text:p text:style-name="P13"><text:span text:style-name="T190"><text:tab/></text:span><text:span text:style-name="T191">7. Sistem<text:s/></text:span><text:span text:style-name="T192">štampa potvrdu o uplati.</text:span></text:p>
      <text:p text:style-name="P13"><text:span text:style-name="T193"><text:tab/>8. Blagajnik daje klijentu potvrdu o uplati.</text:span></text:p>
      <text:p text:style-name="P13"><text:span text:style-name="T194"/></text:p>
      <text:p text:style-name="P13"><text:span text:style-name="T195">6)Alternativni tokovi:</text:span></text:p>
      <text:p text:style-name="P13"><text:span text:style-name="T195"><text:tab/></text:span><text:span text:style-name="T196">3. Rezervacija ne postoji: Blagajnik obave</text:span><text:span text:style-name="T197">štava klijenta o nepostojećoj rezervaciji. Slučaj <text:tab/>upotrebe se završava.</text:span><text:span text:style-name="T198"><text:tab/></text:span></text:p>
      <text:p text:style-name="P13"><text:span text:style-name="T199"><text:tab/></text:span></text:p>
      <text:p text:style-name="P13"><text:span text:style-name="T200"/></text:p>
      <text:p text:style-name="P13"><text:span text:style-name="T200"/></text:p>
      <text:p text:style-name="P14"><text:span text:style-name="T201">5. Dodavanje novog aran</text:span><text:span text:style-name="T202">žmana u ponudu</text:span></text:p>
      <text:p text:style-name="P15"><text:span text:style-name="T203"/></text:p>
      <text:p text:style-name="P15"><text:span text:style-name="T204">1)Kratak opis:</text:span></text:p>
      <text:p text:style-name="P15"><text:span text:style-name="T205">Dodavanje novog aran</text:span><text:span text:style-name="T206">žmana u ponudu je slučaj upotrebe u kome se formalizuje način na koji turistička agencija dodaje novi aranžman u ponudu. U ovom slučaju upotrebe učestvuje koordinator za aranžmane I menadžer. Koordinator za aranžmane odlučuje koji aranžmani će biti dodati, a menadžer to odobrava. </text:span></text:p>
      <text:p text:style-name="P15"><text:span text:style-name="T207"/></text:p>
      <text:p text:style-name="P15"><text:span text:style-name="T208">2)U</text:span><text:span text:style-name="T209">česnici:</text:span></text:p>
      <text:p text:style-name="P15"><text:span text:style-name="T210">Koordinator za aran</text:span><text:span text:style-name="T211">žmane I menadžer</text:span></text:p>
      <text:p text:style-name="P15"><text:span text:style-name="T212"/></text:p>
      <text:p text:style-name="P15"><text:span text:style-name="T213">3)Preduslovi:</text:span></text:p>
      <text:p text:style-name="P15"><text:span text:style-name="T214">Slobodni resursi </text:span></text:p>
      <text:p text:style-name="P15"><text:span text:style-name="T215"/></text:p>
      <text:p text:style-name="P15"><text:span text:style-name="T216">4)Postuslovi:</text:span></text:p>
      <text:p text:style-name="P15"><text:span text:style-name="T217">U sistemu je a</text:span><text:span text:style-name="T218">žurirano stanje. Dodati su novi aranžmani </text:span></text:p>
      <text:p text:style-name="P15"><text:span text:style-name="T219"/></text:p>
      <text:p text:style-name="P15"><text:span text:style-name="T220">5)Osnovni tok:</text:span></text:p>
      <text:list text:style-name="L16">
        <text:list-item>
          <text:p text:style-name="P16"><text:span text:style-name="T221">Koordinator za aran</text:span><text:span text:style-name="T222">žmane bira lokacije.</text:span></text:p>
        </text:list-item>
        <text:list-item>
          <text:p text:style-name="P16"><text:span text:style-name="T223">Koordinator za aran</text:span><text:span text:style-name="T224">žmane bira tip aranžmana</text:span></text:p>
        </text:list-item>
        <text:list-item>
          <text:p text:style-name="P16"><text:span text:style-name="T225">Koordinator za aran</text:span><text:span text:style-name="T226">žmane bira prevoz.</text:span></text:p>
        </text:list-item>
        <text:list-item>
          <text:p text:style-name="P16"><text:span text:style-name="T227">Koordinator za aran</text:span><text:span text:style-name="T228">žmane bira smeštaj.</text:span></text:p>
        </text:list-item>
        <text:list-item>
          <text:p text:style-name="P16"><text:span text:style-name="T229">Koordinator za aran</text:span><text:span text:style-name="T230">žmane bira turističkog vodiča.</text:span></text:p>
        </text:list-item>
        <text:list-item>
          <text:p text:style-name="P16"><text:span text:style-name="T231">Koordinator za aran</text:span><text:span text:style-name="T232">žmane unosi sve podatke za aranžman u unapred zadatu formu.</text:span></text:p>
        </text:list-item>
        <text:list-item>
          <text:p text:style-name="P16"><text:span text:style-name="T233">Koordinator za aran</text:span><text:span text:style-name="T234">žmane čuva datu formu u sistem.</text:span></text:p>
        </text:list-item>
        <text:list-item>
          <text:p text:style-name="P16"><text:span text:style-name="T235">Sistem evidentira unet aran</text:span><text:span text:style-name="T236">žman sa dodavanjem statusa koji označava čekanje odobrenja.</text:span></text:p>
        </text:list-item>
      </text:list>
      <text:p text:style-name="P17"><text:span text:style-name="T237"/></text:p>
      <text:p text:style-name="P17"><text:span text:style-name="T238">6)Alternativni tokovi:</text:span></text:p>
      <text:p text:style-name="P17"><text:span text:style-name="T239"><text:tab/>3. I 4.: U slu</text:span><text:span text:style-name="T240">čaju individualnih putovanja ovaj korak se preskače ako aranžman ne uključuje <text:tab/>prevoz ili smeštaj. Koordinator za aranžmane na osnovu prikupljenog izbora od hotela I <text:tab/>prevoznika pravi izbor za dati aranžman koji odgovara.</text:span></text:p>
      <text:p text:style-name="P17"><text:span text:style-name="T241"><text:tab/>5. Ovaj korak se preska</text:span><text:span text:style-name="T242">če za individualna putovanja.</text:span></text:p>
      <text:p text:style-name="P17"><text:span text:style-name="T243"/></text:p>
      <text:p text:style-name="P17"><text:span text:style-name="T243"/></text:p>
      <text:p text:style-name="P18"><text:span text:style-name="T244">6. Odobravanje aran</text:span><text:span text:style-name="T245">žmana</text:span></text:p>
      <text:p text:style-name="P19"><text:span text:style-name="T246"/></text:p>
      <text:p text:style-name="P19"><text:span text:style-name="T247">1)Kratak opis:</text:span></text:p>
      <text:p text:style-name="P19"><text:span text:style-name="T248">Odobravanje aran</text:span><text:span text:style-name="T249">žmana u ponudu je slučaj upotrebe u kome se formalizuje način na koji se vrši odobravanje novih unetih aranžmana koji će ući u ponudu turističke agencije. Ovde učestvuje menadžer koji vrši odobravanje.</text:span></text:p>
      <text:p text:style-name="P19"><text:span text:style-name="T250"/></text:p>
      <text:p text:style-name="P19"><text:span text:style-name="T251">2)U</text:span><text:span text:style-name="T252">česnici:</text:span></text:p>
      <text:p text:style-name="P19"><text:span text:style-name="T253">Menad</text:span><text:span text:style-name="T254">žer.</text:span></text:p>
      <text:p text:style-name="P19"><text:span text:style-name="T255"/></text:p>
      <text:p text:style-name="P19"><text:span text:style-name="T256">3)Preduslovi:</text:span></text:p>
      <text:p text:style-name="P19"><text:span text:style-name="T257">Aran</text:span><text:span text:style-name="T258">žman postoji u sistemu sa statusom za čekanje odobrenja.</text:span></text:p>
      <text:p text:style-name="P19"><text:span text:style-name="T259"/></text:p>
      <text:p text:style-name="P19"><text:span text:style-name="T260">4)Postuslovi:</text:span></text:p>
      <text:p text:style-name="P19"><text:span text:style-name="T261">Aran</text:span><text:span text:style-name="T262">žman je dodat u spisak svih ponuda turističke agencije.</text:span></text:p>
      <text:p text:style-name="P19"><text:span text:style-name="T263"/></text:p>
      <text:p text:style-name="P19"><text:span text:style-name="T264">5)Osnovni tok:</text:span></text:p>
      <text:list text:style-name="L20">
        <text:list-item>
          <text:p text:style-name="P20"><text:span text:style-name="T265">Menad</text:span><text:span text:style-name="T266">žer bira aranžman iz sistema sa statusom koji čeka odobrenje.</text:span></text:p>
        </text:list-item>
        <text:list-item>
          <text:p text:style-name="P20"><text:span text:style-name="T267">Menad</text:span><text:span text:style-name="T268">žer odlučuje o novom statusu aranžmana.</text:span></text:p>
        </text:list-item>
        <text:list-item>
          <text:p text:style-name="P20"><text:span text:style-name="T269">Menad</text:span><text:span text:style-name="T270">žer je uneo u sistem promenjeni status aranžmana.</text:span></text:p>
        </text:list-item>
        <text:list-item>
          <text:p text:style-name="P20"><text:span text:style-name="T271">Sistem je evidentirao promenu statusa aran</text:span><text:span text:style-name="T272">žmana.</text:span></text:p>
        </text:list-item>
        <text:list-item>
          <text:p text:style-name="P20"><text:span text:style-name="T273">Sistem je a</text:span><text:span text:style-name="T274">žurirao stanje ponuda.</text:span></text:p>
        </text:list-item>
      </text:list>
      <text:p text:style-name="P21"><text:span text:style-name="T275"/></text:p>
      <text:p text:style-name="P21"><text:span text:style-name="T275"/></text:p>
      <text:p text:style-name="P21"><text:span text:style-name="T276">6)Alternativni tokovi:</text:span></text:p>
      <text:p text:style-name="P21"><text:span text:style-name="T277"><text:tab/>2a. Menad</text:span><text:span text:style-name="T278">žer može da odbije aranžman: Aranžmanu je dodeljen status<text:s/></text:span><text:span text:style-name="T279">˝</text:span><text:span text:style-name="T280">ODBIJEN</text:span><text:span text:style-name="T281">˝</text:span><text:span text:style-name="T282">.</text:span></text:p>
      <text:p text:style-name="P21"><text:span text:style-name="T283"><text:tab/>2b. Menad</text:span><text:span text:style-name="T284">žer može da odobri status: Aranžmanu je dodeljen status<text:s/></text:span><text:span text:style-name="T285">˝</text:span><text:span text:style-name="T286">ODOBREN</text:span><text:span text:style-name="T287">˝</text:span><text:span text:style-name="T288">.</text:span></text:p>
      <text:p text:style-name="P21"><text:span text:style-name="T289"><text:tab/>5. U zavisnosti od toga da li je status aran</text:span><text:span text:style-name="T290">žmana<text:s/></text:span><text:span text:style-name="T291">˝</text:span><text:span text:style-name="T292">ODOBREN</text:span><text:span text:style-name="T293">˝</text:span><text:span text:style-name="T294"><text:s/>sistem je taj aran</text:span><text:span text:style-name="T295">žman dodao <text:tab/>u spisak svih ponuda, a u slučaju da je<text:s/></text:span><text:span text:style-name="T296">˝</text:span><text:span text:style-name="T297">ODBIJEN</text:span><text:span text:style-name="T298">˝</text:span><text:span text:style-name="T299"><text:s/>ne de</text:span><text:span text:style-name="T300">šavaju se nikakve promene u <text:tab/>ponudama.<text:s text:c="2"/></text:span></text:p>
      <text:p text:style-name="P21"><text:span text:style-name="T301"/></text:p>
      <text:p text:style-name="P22"><text:span text:style-name="T302">4. Otkazivanje rezervacije u agenciji na<text:s/></text:span><text:span text:style-name="T303">šalteru</text:span></text:p>
      <text:p text:style-name="P22"><text:span text:style-name="T304"/></text:p>
      <text:p text:style-name="P23"><text:span text:style-name="T305">1)Kratak opis:</text:span></text:p>
      <text:p text:style-name="P23"><text:span text:style-name="T306">Otkazivanje rezervacije je slu</text:span><text:span text:style-name="T307">čaj upotrebe u kome se formalizuje način na koji se vrši otkazivanje postojeće rezervacije. U ovom slučaju upotrebe učestvuje korisnik I šalterski službenik. </text:span></text:p>
      <text:p text:style-name="P23"><text:span text:style-name="T308"/></text:p>
      <text:p text:style-name="P23"><text:span text:style-name="T309">2)U</text:span><text:span text:style-name="T310">česnici:</text:span></text:p>
      <text:p text:style-name="P23"><text:span text:style-name="T311">Korisnik I<text:s/></text:span><text:span text:style-name="T312">šalterski službenik.</text:span></text:p>
      <text:p text:style-name="P23"><text:span text:style-name="T313"/></text:p>
      <text:p text:style-name="P23"><text:span text:style-name="T314">3)Preduslovi:</text:span></text:p>
      <text:p text:style-name="P23"><text:span text:style-name="T315">Postoji rezervacija korisnika koju treba otkazati.</text:span></text:p>
      <text:p text:style-name="P23"><text:span text:style-name="T316"/></text:p>
      <text:p text:style-name="P23"><text:span text:style-name="T317">4)Postuslovi:</text:span></text:p>
      <text:p text:style-name="P23"><text:span text:style-name="T318">Rezervacija korisnika je otkazana.</text:span></text:p>
      <text:p text:style-name="P23"><text:span text:style-name="T319"/></text:p>
      <text:p text:style-name="P23"><text:span text:style-name="T320">5)Osnovni tok:</text:span></text:p>
      <text:p text:style-name="P23"><text:span text:style-name="T321"><text:tab/>1. Klijent dolazi za<text:s/></text:span><text:span text:style-name="T322">šalter turističke agencije.</text:span></text:p>
      <text:p text:style-name="P23"><text:span text:style-name="T323"><text:tab/>2. Klijent iznosi svoje<text:s/></text:span><text:span text:style-name="T324">želje šaletskom službeniku o aranžmanu koji želi da otkaže.</text:span></text:p>
      <text:p text:style-name="P23"><text:span text:style-name="T325"><text:tab/>3.<text:s/></text:span><text:span text:style-name="T326">Šalterski službenik traži izabranu rezervaciju u sistemu.</text:span></text:p>
      <text:p text:style-name="P23"><text:span text:style-name="T327"><text:tab/>4. Sistem vra</text:span><text:span text:style-name="T328">ća šalterskom službeniku sve informacije o rezervisanom aranžmanu.</text:span></text:p>
      <text:p text:style-name="P23"><text:span text:style-name="T329"><text:tab/>5.<text:s/></text:span><text:span text:style-name="T330">Šalterski službenik uklanja rezervaciju.</text:span></text:p>
      <text:p text:style-name="P23"><text:span text:style-name="T331"><text:tab/>6. Sistem evidentira ukidanje rezervacije.</text:span></text:p>
      <text:p text:style-name="P23"><text:span text:style-name="T331"><text:tab/>8. Sistem a</text:span><text:span text:style-name="T332">žurira stanje na sistemu.</text:span></text:p>
      <text:p text:style-name="P23"><text:span text:style-name="T333"/></text:p>
      <text:p text:style-name="P23"><text:span text:style-name="T334">6)Alternativni tokovi:</text:span></text:p>
      <text:p text:style-name="P23"><text:span text:style-name="T334"><text:tab/></text:span><text:span text:style-name="T335">5. Ako je klijent izvr</text:span><text:span text:style-name="T336">šio plaćanje nekog dela rezervisanog aranžmana šalterski službenik <text:tab/>upućuje klijenta do blagajnika sa uverenjem za isplatu 50% uplaćenog iznosa. Slučaj <text:tab/>upotrebe se nastavlja na 6.</text:span><text:span text:style-name="T337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